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P2" style:family="paragraph" style:parent-style-name="Heading_20_2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3c88a" officeooo:paragraph-rsid="0003c88a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03c88a" officeooo:paragraph-rsid="0003c88a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04925c" officeooo:paragraph-rsid="0004925c"/>
    </style:style>
    <style:style style:name="P6" style:family="paragraph" style:parent-style-name="Title" style:list-style-name="L3">
      <style:paragraph-properties fo:text-align="start" style:justify-single-word="false"/>
    </style:style>
    <style:style style:name="T1" style:family="text">
      <style:text-properties officeooo:rsid="0004925c"/>
    </style:style>
    <style:style style:name="T2" style:family="text">
      <style:text-properties officeooo:rsid="0004be87"/>
    </style:style>
    <style:style style:name="T3" style:family="text">
      <style:text-properties officeooo:rsid="00059836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55867274" text:style-name="L3">
        <text:list-item>
          <text:p text:style-name="P6"><text:span text:style-name="Source_20_Text">OPM WIKI </text:span></text:p>
          <text:p text:style-name="P4"/>
        </text:list-item>
      </text:list>
      <text:h text:style-name="P2" text:outline-level="2">DESCRIPCIÓN DEL PROYECTO:</text:h>
      <text:list xml:id="list150519962441804" text:continue-numbering="true" text:style-name="L3">
        <text:list-header>
          <text:p text:style-name="P4"/>
          <text:p text:style-name="P4">W<text:span text:style-name="T2">eb </text:span>Interactiva sobre el anime de one punch man, recolectando</text:p>
          <text:p text:style-name="P4"/>
          <text:p text:style-name="P4">algunos de los héroes y villanos mas importantes del anime </text:p>
        </text:list-header>
      </text:list>
      <text:p text:style-name="P3"/>
      <text:h text:style-name="P2" text:outline-level="2">TECNOLOGÍA USADAS: </text:h>
      <text:list xml:id="list150519975819284" text:continue-numbering="true" text:style-name="L3">
        <text:list-header>
          <text:p text:style-name="P4"/>
          <text:p text:style-name="P4">HTML5 (Estructura semántica).</text:p>
          <text:p text:style-name="P4"/>
          <text:p text:style-name="P4">CSS3 (Flexbox para el <text:span text:style-name="T3">L</text:span>ayout, Animaciones Keyframes)</text:p>
          <text:p text:style-name="P4"/>
        </text:list-header>
      </text:list>
      <text:h text:style-name="P1" text:outline-level="3">Características Especiales:</text:h>
      <text:list text:continue-numbering="true" text:style-name="L3">
        <text:list-header>
          <text:p text:style-name="P4"/>
          <text:p text:style-name="P4">Sidebar Fijo: Navegación persistente a la izquierda.</text:p>
          <text:p text:style-name="P4"/>
          <text:p text:style-name="P4">Carrusel Automático: Galería de personajes con efecto de enfoque (scale) y pausa <text:span text:style-name="T1">al pasar el mouse</text:span></text:p>
          <text:p text:style-name="P4"/>
        </text:list-header>
        <text:list-item>
          <text:p text:style-name="P5"><text:span text:style-name="T4">Instalación</text:span>: <text:s/>“Clona la repo en Github y abrir el index.html. En tu editor de código favorito.”</text:p>
          <text:p text:style-name="P5"/>
        </text:list-item>
        <text:list-item>
          <text:p text:style-name="P5"><text:span text:style-name="T4">Link:</text:span> del Repositorio en Github: <text:s/>https://github.com/faniumd/HtmlCss-Codes-Practica.git</text:p>
          <text:p text:style-name="P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1:18:58.285351051</meta:creation-date>
    <dc:date>2026-04-14T15:05:19.299539209</dc:date>
    <meta:editing-duration>PT3H1M55S</meta:editing-duration>
    <meta:editing-cycles>1</meta:editing-cycles>
    <meta:document-statistic meta:table-count="0" meta:image-count="0" meta:object-count="0" meta:page-count="1" meta:paragraph-count="23" meta:word-count="104" meta:character-count="633" meta:non-whitespace-character-count="556"/>
    <meta:generator>LibreOffice/24.2.7.2$Linux_X86_64 LibreOffice_project/420$Build-2</meta:generator>
  </office:meta>
</office:document-meta>
</file>